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72ab" officeooo:paragraph-rsid="000f72ab"/>
    </style:style>
    <style:style style:name="P2" style:family="paragraph" style:parent-style-name="Standard">
      <style:text-properties officeooo:rsid="00111cf2" officeooo:paragraph-rsid="00111cf2"/>
    </style:style>
    <style:style style:name="P3" style:family="paragraph" style:parent-style-name="Standard">
      <style:text-properties officeooo:rsid="0012d7c7" officeooo:paragraph-rsid="0012d7c7"/>
    </style:style>
    <style:style style:name="P4" style:family="paragraph" style:parent-style-name="Standard">
      <style:text-properties officeooo:rsid="0014d5f5" officeooo:paragraph-rsid="0014d5f5"/>
    </style:style>
    <style:style style:name="P5" style:family="paragraph" style:parent-style-name="Standard">
      <style:text-properties officeooo:rsid="00158a05" officeooo:paragraph-rsid="00158a05"/>
    </style:style>
    <style:style style:name="P6" style:family="paragraph" style:parent-style-name="Standard">
      <style:text-properties officeooo:rsid="0018582d" officeooo:paragraph-rsid="0018582d"/>
    </style:style>
    <style:style style:name="P7" style:family="paragraph" style:parent-style-name="Standard">
      <style:text-properties officeooo:rsid="000f72ab" officeooo:paragraph-rsid="000f72ab"/>
    </style:style>
    <style:style style:name="P8" style:family="paragraph" style:parent-style-name="Standard">
      <style:text-properties officeooo:rsid="00158a05" officeooo:paragraph-rsid="00158a05"/>
    </style:style>
    <style:style style:name="P9" style:family="paragraph" style:parent-style-name="Standard">
      <style:text-properties officeooo:rsid="001a1a41" officeooo:paragraph-rsid="001a1a41"/>
    </style:style>
    <style:style style:name="T1" style:family="text">
      <style:text-properties officeooo:rsid="00111cf2"/>
    </style:style>
    <style:style style:name="T2" style:family="text">
      <style:text-properties officeooo:rsid="001706be"/>
    </style:style>
    <style:style style:name="T3" style:family="text">
      <style:text-properties officeooo:rsid="00179f54"/>
    </style:style>
    <style:style style:name="T4" style:family="text">
      <style:text-properties officeooo:rsid="0018911f"/>
    </style:style>
    <style:style style:name="T5" style:family="text">
      <style:text-properties officeooo:rsid="0018c86f"/>
    </style:style>
    <style:style style:name="T6" style:family="text">
      <style:text-properties officeooo:rsid="0019e70a"/>
    </style:style>
    <style:style style:name="T7" style:family="text">
      <style:text-properties officeooo:rsid="001a5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ourse Poursuite dans le palais des Vieilles Pierres (Rapoustine)</text:p>
      <text:p text:style-name="P1"/>
      <text:p text:style-name="P1">Entrée par la porte Grande Rue (165636_6.jpg).</text:p>
      <text:p text:style-name="P1">Passage dans tunnel (165700_<text:span text:style-name="T1">7</text:span>.jpg)</text:p>
      <text:p text:style-name="P2">Arrivée sur 165100_8.jpg, </text:p>
      <text:p text:style-name="P2"/>
      <text:p text:style-name="P3">Premier montage : Escalier en bas rue Saint Flaceau / Beaux Arts + Parc du Bicentenaire</text:p>
      <text:p text:style-name="P3"/>
      <text:p text:style-name="P4">Second montage : Escalier en bas de Prévert (petite poterne?) x 2</text:p>
      <text:p text:style-name="P4"/>
      <text:p text:style-name="P6">Troisième montage : Escalier en bas de cathédrale + parterre à côté escalier</text:p>
      <text:p text:style-name="P4"/>
      <text:p text:style-name="P4"/>
      <text:p text:style-name="P5">Idées en vrac : </text:p>
      <text:p text:style-name="P5"/>
      <text:p text:style-name="P5">- sortie par la porte en bas de rue Saint Flaceau (disparition en touchant la porte?), arrivée (réapparition) dans les deux portes sur gauche de la photo 170111₃.jpg, avec les chaussons qui passent au fond</text:p>
      <text:p text:style-name="P5"/>
      <text:p text:style-name="P5">- entrée par les deux portes sur gauche de la photo 170111₃.jpg, arrivée dans les arcades de la petite rue en face de la place de la mairie (demi-tour, car impossible d’aller plus loin)</text:p>
      <text:p text:style-name="P5"/>
      <text:p text:style-name="P5">- <text:span text:style-name="T2">les chaussons arrivent de la droite de la photo 170707₆.jpg</text:span></text:p>
      <text:p text:style-name="P5"/>
      <text:p text:style-name="P5">- <text:span text:style-name="T3">grilles (barons derrière, plusieurs fois), puis arrivée dans musée de la Reine Bérangère (cour)</text:span></text:p>
      <text:p text:style-name="P5"/>
      <text:p text:style-name="P5">- <text:span text:style-name="T4">sortie des chaussures (apparition) par bouche de gouttière </text:span><text:span text:style-name="T5">(entrée dans grille d’égoût en bas rue Saint Flaceau? </text:span><text:span text:style-name="T6">Ou alors depuis 170709₅.jpg</text:span><text:span text:style-name="T5">)</text:span></text:p>
      <text:p text:style-name="P5"/>
      <text:p text:style-name="P9">Définitif :</text:p>
      <text:p text:style-name="P9">- entrée bas rue Saint Flaceau,</text:p>
      <text:p text:style-name="P9">- arrivée Saladin Bicentenaire</text:p>
      <text:p text:style-name="P9">- remontée Saladin marches rue Saint Flaceau</text:p>
      <text:p text:style-name="P9">- Saladin arrive marche petite poterne,</text:p>
      <text:p text:style-name="P9">- Saladin sort petite poterne vers <text:s/><text:span text:style-name="T1">165100_8.jpg</text:span></text:p>
      <text:p text:style-name="P9"/>
      <text:p text:style-name="P9">- portes magiques saladin et doah</text:p>
      <text:p text:style-name="P9">- demi-tour mène saladin dans le tunnel</text:p>
      <text:p text:style-name="P9">- tombée tunnel mène saladin au cinéma</text:p>
      <text:p text:style-name="P9">- <text:span text:style-name="T7">les BF arrivent sur une petite port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1T14:06:21.512009628</meta:creation-date>
    <dc:date>2022-06-07T15:33:20.467951344</dc:date>
    <meta:editing-duration>PT33M43S</meta:editing-duration>
    <meta:editing-cycles>13</meta:editing-cycles>
    <meta:generator>LibreOffice/7.3.3.2$Linux_X86_64 LibreOffice_project/30$Build-2</meta:generator>
    <meta:document-statistic meta:table-count="0" meta:image-count="0" meta:object-count="0" meta:page-count="1" meta:paragraph-count="23" meta:word-count="253" meta:character-count="1458" meta:non-whitespace-character-count="1233"/>
  </office:meta>
</office:document-meta>
</file>